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4adf"/>
    </style:style>
    <style:style style:name="P2" style:family="paragraph" style:parent-style-name="Standard">
      <style:text-properties fo:font-size="14pt" officeooo:paragraph-rsid="00044adf" style:font-size-asian="14pt" style:font-size-complex="14pt"/>
    </style:style>
    <style:style style:name="P3" style:family="paragraph" style:parent-style-name="Standard">
      <style:text-properties fo:font-size="14pt" officeooo:paragraph-rsid="00045089" style:font-size-asian="14pt" style:font-size-complex="14pt"/>
    </style:style>
    <style:style style:name="P4" style:family="paragraph" style:parent-style-name="Standard">
      <style:text-properties fo:font-size="14pt" fo:language="en" fo:country="US" fo:font-weight="bold" officeooo:rsid="00044adf" officeooo:paragraph-rsid="00044ad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fo:font-weight="bold" officeooo:rsid="00044adf" officeooo:paragraph-rsid="00089eea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language="en" fo:country="US" fo:font-weight="normal" officeooo:rsid="00044adf" officeooo:paragraph-rsid="00044adf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fo:font-weight="normal" officeooo:rsid="00045089" officeooo:paragraph-rsid="00044adf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n" fo:country="US" fo:font-weight="normal" officeooo:rsid="00045089" officeooo:paragraph-rsid="0004f288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fo:font-weight="normal" officeooo:rsid="0004f288" officeooo:paragraph-rsid="0004f288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fo:font-weight="normal" officeooo:rsid="0004f288" officeooo:paragraph-rsid="00047d6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weight="bold" officeooo:rsid="00047d6b" officeooo:paragraph-rsid="00047d6b" style:font-weight-asian="bold" style:font-weight-complex="bold"/>
    </style:style>
    <style:style style:name="P12" style:family="paragraph" style:parent-style-name="Standard">
      <style:text-properties officeooo:paragraph-rsid="00047d6b"/>
    </style:style>
    <style:style style:name="P13" style:family="paragraph" style:parent-style-name="Standard">
      <style:text-properties officeooo:paragraph-rsid="0004f288"/>
    </style:style>
    <style:style style:name="P14" style:family="paragraph" style:parent-style-name="Standard">
      <style:text-properties officeooo:paragraph-rsid="00087262"/>
    </style:style>
    <style:style style:name="P15" style:family="paragraph" style:parent-style-name="Standard">
      <style:text-properties fo:font-size="14pt" fo:language="en" fo:country="US" fo:font-weight="normal" officeooo:rsid="00044adf" officeooo:paragraph-rsid="00045089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45089" style:font-weight-asian="normal" style:font-weight-complex="normal"/>
    </style:style>
    <style:style style:name="T3" style:family="text">
      <style:text-properties fo:font-weight="normal" officeooo:rsid="0004f288" style:font-weight-asian="normal" style:font-weight-complex="normal"/>
    </style:style>
    <style:style style:name="T4" style:family="text">
      <style:text-properties fo:font-weight="normal" officeooo:rsid="00087262" style:font-weight-asian="normal" style:font-weight-complex="normal"/>
    </style:style>
    <style:style style:name="T5" style:family="text">
      <style:text-properties fo:language="en" fo:country="US" fo:font-weight="normal" officeooo:rsid="00044adf" style:font-weight-asian="normal" style:font-weight-complex="normal"/>
    </style:style>
    <style:style style:name="T6" style:family="text">
      <style:text-properties fo:language="en" fo:country="US" fo:font-weight="normal" officeooo:rsid="00045089" style:font-weight-asian="normal" style:font-weight-complex="normal"/>
    </style:style>
    <style:style style:name="T7" style:family="text">
      <style:text-properties fo:language="en" fo:country="US" fo:font-weight="normal" officeooo:rsid="0004f288" style:font-weight-asian="normal" style:font-weight-complex="normal"/>
    </style:style>
    <style:style style:name="T8" style:family="text">
      <style:text-properties fo:language="en" fo:country="US" fo:font-weight="normal" officeooo:rsid="00089eea" style:font-weight-asian="normal" style:font-weight-complex="normal"/>
    </style:style>
    <style:style style:name="T9" style:family="text">
      <style:text-properties fo:language="en" fo:country="US" fo:font-weight="normal" officeooo:rsid="000eef82" style:font-weight-asian="normal" style:font-weight-complex="normal"/>
    </style:style>
    <style:style style:name="T10" style:family="text">
      <style:text-properties fo:font-size="14pt" fo:language="en" fo:country="US" fo:font-weight="bold" officeooo:rsid="00045089" style:font-size-asian="14pt" style:font-weight-asian="bold" style:font-size-complex="14pt" style:font-weight-complex="bold"/>
    </style:style>
    <style:style style:name="T11" style:family="text">
      <style:text-properties fo:font-size="14pt" fo:language="en" fo:country="US" fo:font-weight="bold" officeooo:rsid="00044adf" style:font-size-asian="14pt" style:font-weight-asian="bold" style:font-size-complex="14pt" style:font-weight-complex="bold"/>
    </style:style>
    <style:style style:name="T12" style:family="text">
      <style:text-properties fo:font-size="14pt" fo:language="en" fo:country="US" fo:font-weight="normal" officeooo:rsid="00044adf" style:font-size-asian="14pt" style:font-weight-asian="normal" style:font-size-complex="14pt" style:font-weight-complex="normal"/>
    </style:style>
    <style:style style:name="T13" style:family="text">
      <style:text-properties fo:font-size="14pt" fo:language="en" fo:country="US" fo:font-weight="normal" officeooo:rsid="00045089" style:font-size-asian="14pt" style:font-weight-asian="normal" style:font-size-complex="14pt" style:font-weight-complex="normal"/>
    </style:style>
    <style:style style:name="T14" style:family="text">
      <style:text-properties fo:font-size="14pt" fo:language="en" fo:country="US" fo:font-weight="normal" officeooo:rsid="00047d6b" style:font-size-asian="14pt" style:font-weight-asian="normal" style:font-size-complex="14pt" style:font-weight-complex="normal"/>
    </style:style>
    <style:style style:name="T15" style:family="text">
      <style:text-properties fo:font-size="14pt" fo:language="en" fo:country="US" fo:font-weight="normal" officeooo:rsid="0004f288" style:font-size-asian="14pt" style:font-weight-asian="normal" style:font-size-complex="14pt" style:font-weight-complex="normal"/>
    </style:style>
    <style:style style:name="T16" style:family="text">
      <style:text-properties fo:font-size="14pt" fo:language="en" fo:country="US" fo:font-weight="normal" officeooo:rsid="0005210a" style:font-size-asian="14pt" style:font-weight-asian="normal" style:font-size-complex="14pt" style:font-weight-complex="normal"/>
    </style:style>
    <style:style style:name="T17" style:family="text">
      <style:text-properties fo:font-size="14pt" fo:language="en" fo:country="US" fo:font-weight="normal" officeooo:rsid="00089eea" style:font-size-asian="14pt" style:font-weight-asian="normal" style:font-size-complex="14pt" style:font-weight-complex="normal"/>
    </style:style>
    <style:style style:name="T18" style:family="text">
      <style:text-properties fo:font-size="14pt" fo:language="en" fo:country="US" fo:font-weight="normal" officeooo:rsid="00087262" style:font-size-asian="14pt" style:font-weight-asian="normal" style:font-size-complex="14pt" style:font-weight-complex="normal"/>
    </style:style>
    <style:style style:name="T19" style:family="text">
      <style:text-properties fo:font-size="14pt" fo:language="en" fo:country="US" fo:font-weight="normal" officeooo:rsid="00091184" style:font-size-asian="14pt" style:font-weight-asian="normal" style:font-size-complex="14pt" style:font-weight-complex="normal"/>
    </style:style>
    <style:style style:name="T20" style:family="text">
      <style:text-properties fo:font-size="14pt" fo:language="en" fo:country="US" fo:font-weight="normal" officeooo:rsid="000fb773" style:font-size-asian="14pt" style:font-weight-asian="normal" style:font-size-complex="14pt" style:font-weight-complex="normal"/>
    </style:style>
    <style:style style:name="T21" style:family="text">
      <style:text-properties fo:font-size="14pt" fo:language="en" fo:country="US" fo:font-weight="normal" officeooo:rsid="001058a8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fo:font-weight="normal" officeooo:rsid="001135c0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officeooo:rsid="001245ce" style:font-size-asian="14pt" style:font-weight-asian="normal" style:font-size-complex="14pt" style:font-weight-complex="normal"/>
    </style:style>
    <style:style style:name="T24" style:family="text">
      <style:text-properties fo:font-size="14pt" fo:language="en" fo:country="US" fo:font-weight="normal" officeooo:rsid="0013f147" style:font-size-asian="14pt" style:font-weight-asian="normal" style:font-size-complex="14pt" style:font-weight-complex="normal"/>
    </style:style>
    <style:style style:name="T25" style:family="text">
      <style:text-properties fo:font-size="14pt" fo:language="en" fo:country="US" style:font-size-asian="14pt" style:font-size-complex="14pt"/>
    </style:style>
    <style:style style:name="T26" style:family="text">
      <style:text-properties fo:font-size="14pt" fo:language="en" fo:country="US" officeooo:rsid="00045089" style:font-size-asian="14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tab/></text:p>
      <text:p text:style-name="P4"/>
      <text:p text:style-name="P4"/>
      <text:p text:style-name="P1"><text:span text:style-name="T10">First</text:span><text:span text:style-name="T11"> Run </text:span></text:p>
      <text:p text:style-name="P3"><text:span text:style-name="T5"><text:tab/>For t</text:span><text:span text:style-name="T8">he first</text:span><text:span text:style-name="T5"> run, all images were processed using </text:span><text:bookmark text:name="cch_f291e1e0c8f3732"/><text:span text:style-name="T1">a combination of the ResNeXt-101 and Feature Pyramid Network architectures in a basic Faster Region-based Convolutional Network method (Faster R-CNN)</text:span><text:span text:style-name="T5"> <text:s/>trained on the COCO dataset. </text:span><text:span text:style-name="T9">P</text:span><text:span text:style-name="T5">LACES365 algorithm </text:span><text:span text:style-name="T9">was used for scene recognition.</text:span></text:p>
      <text:p text:style-name="P15"/>
      <text:p text:style-name="P5"><text:span text:style-name="T3"><text:tab/></text:span><text:span text:style-name="T4">A json file is generated from the image processing algorithms</text:span><text:span text:style-name="T1"> containing the following information for each image : “local_time”, “concepts” (</text:span><text:span text:style-name="T2">object</text:span><text:span text:style-name="T1"> detections), “activity” and “location” (extracted from the imageclef2020-metadata.csv), “categories” <text:s/>(obtained from Places365), “attributes” <text:s/>(obtained from Places365) and “io_score” (obtained from Places365).</text:span></text:p>
      <text:p text:style-name="P6"><text:tab/></text:p>
      <text:p text:style-name="P14"><text:span text:style-name="T12"><text:tab/></text:span><text:span text:style-name="T17">The topic </text:span><text:span text:style-name="T12">text was processed using </text:span><text:span text:style-name="T14">a</text:span><text:span text:style-name="T12"> Natural Language Processing </text:span><text:span text:style-name="T18">l</text:span><text:span text:style-name="T12">ibrary called Spacy. R</text:span><text:span text:style-name="T17">elevant information was extracted from the </text:span><text:span text:style-name="T12"><text:s/>topic title, description and narrative </text:span><text:span text:style-name="T18"><text:s/></text:span><text:span text:style-name="T20">and </text:span><text:span text:style-name="T18">stored in </text:span><text:span text:style-name="T22">different</text:span><text:span text:style-name="T18"> json file</text:span><text:span text:style-name="T17">s for each topic</text:span><text:span text:style-name="T18">. The</text:span><text:span text:style-name="T12"> </text:span><text:span text:style-name="T18">extracted </text:span><text:span text:style-name="T17">information was split in the following </text:span><text:span text:style-name="T18">categories </text:span><text:span text:style-name="T12">: “relevant things”, “activities”, “dates”, “locations”, “inside” </text:span><text:span text:style-name="T13">(user inside a location)</text:span><text:span text:style-name="T12">, “outside” </text:span><text:span text:style-name="T13">(user outside a location)</text:span><text:span text:style-name="T12">, “negative relevant thing”, “negative activities” and “negative locations”. </text:span><text:span text:style-name="T18"><text:s/></text:span></text:p>
      <text:p text:style-name="P6"/>
      <text:p text:style-name="P1"><text:span text:style-name="T12"><text:tab/>Finally, a confidence score calculation algorithm runs both json </text:span><text:span text:style-name="T22">files</text:span><text:span text:style-name="T12"> and calculates the confidence score f</text:span><text:span text:style-name="T17">or</text:span><text:span text:style-name="T12"> all images to the given topic. </text:span><text:span text:style-name="T13">This works by comparing the similarity between the different categories in the <text:s/>image json with the </text:span><text:span text:style-name="T16">nlp </text:span><text:span text:style-name="T13">text json. The </text:span><text:span text:style-name="T22">sum of the </text:span><text:span text:style-name="T13">negative categories</text:span><text:span text:style-name="T14"> can impact the confidence score up to</text:span><text:span text:style-name="T13"> 0.5 </text:span><text:span text:style-name="T14">(50%) </text:span><text:span text:style-name="T13">and </text:span><text:span text:style-name="T22">the sum of all </text:span><text:span text:style-name="T13">other categories</text:span><text:span text:style-name="T14"> can impact the </text:span><text:span text:style-name="T13">confidence score </text:span><text:span text:style-name="T14">up to 1 (100%)</text:span><text:span text:style-name="T13">. </text:span></text:p>
      <text:p text:style-name="P7"><text:tab/></text:p>
      <text:p text:style-name="P2"><text:span text:style-name="T6"><text:tab/></text:span><text:span text:style-name="T7">The concepts score is obtained through the highest possible similarity between a detection in “concepts” and a word in “relevant things”</text:span></text:p>
      <text:p text:style-name="P7"/>
      <text:p text:style-name="P1"><text:span text:style-name="T13"><text:tab/></text:span><text:span text:style-name="T22">All</text:span><text:span text:style-name="T13"> categories share </text:span><text:span text:style-name="T22">t</text:span><text:span text:style-name="T13">he same weight for the</text:span><text:span text:style-name="T16"> </text:span><text:span text:style-name="T14">confidence </text:span><text:span text:style-name="T13">score calculation . </text:span><text:span text:style-name="T14">A</text:span><text:span text:style-name="T13"> concepts threshold </text:span><text:span text:style-name="T17">was</text:span><text:span text:style-name="T13"> used to discard images with poor similarity </text:span><text:span text:style-name="T21">between detections in “concepts” and words in “relevant things”</text:span><text:span text:style-name="T13">.</text:span></text:p>
      <text:p text:style-name="P7"/>
      <text:p text:style-name="P11"><text:span text:style-name="T26">S</text:span><text:span text:style-name="T25">econd Run</text:span></text:p>
      <text:p text:style-name="P12"><text:span text:style-name="T14"><text:tab/>In this ru</text:span><text:span text:style-name="T15">n, the object detection system was changed to YOLOv3 trained on the COCO dataset </text:span><text:span text:style-name="T16">and capable of detecting up to 80 everyday life objects.</text:span></text:p>
      <text:p text:style-name="P9"><text:tab/></text:p>
      <text:p text:style-name="P13"><text:span text:style-name="T15"><text:tab/></text:span><text:span text:style-name="T16">The </text:span><text:span text:style-name="T15">text processing</text:span><text:span text:style-name="T16"> algorithm was t</text:span><text:span text:style-name="T22">weaked in order</text:span><text:span text:style-name="T15"> </text:span><text:span text:style-name="T16">to discard all</text:span><text:span text:style-name="T15"> negative categories.</text:span></text:p>
      <text:p text:style-name="P9"/>
      <text:p text:style-name="P12"><text:span text:style-name="T15"><text:tab/>In the confidence score calculation algorithm the weight </text:span><text:span text:style-name="T19">distribution</text:span><text:span text:style-name="T15"> system was tweaked. This means that for an image where all the categories are not N</text:span><text:span text:style-name="T19">ULL</text:span><text:span text:style-name="T15">, </text:span><text:soft-page-break/><text:span text:style-name="T15">the weight distribution will be 0.16 for “activities”, 0.41 for “concepts”, 0.24 for “indoor outdoor” and 0.16 for “locations”. </text:span><text:span text:style-name="T19">This can vary if one category or more are NULL .</text:span></text:p>
      <text:p text:style-name="P10"/>
      <text:p text:style-name="P13"><text:span text:style-name="T15"><text:tab/></text:span><text:span text:style-name="T13"> </text:span><text:span text:style-name="T15">The concepts score is now obtained through the calculation of the m</text:span><text:span text:style-name="T22">ean between the highest possible similarit</text:span><text:span text:style-name="T24">ies</text:span><text:span text:style-name="T22"> b</text:span><text:span text:style-name="T24">etween</text:span><text:span text:style-name="T22"> a</text:span><text:span text:style-name="T24">ll</text:span><text:span text:style-name="T22"> d</text:span><text:span text:style-name="T23">etection</text:span><text:span text:style-name="T24">s</text:span><text:span text:style-name="T22"> in </text:span><text:span text:style-name="T15">“concepts” and all words in “relevant things”.</text:span></text:p>
      <text:p text:style-name="P8"/>
      <text:p text:style-name="P13"><text:span text:style-name="T13"><text:tab/></text:span><text:span text:style-name="T15">The </text:span><text:span text:style-name="T13">concepts threshold </text:span><text:span text:style-name="T19">was decreased.</text:span></text:p>
      <text:p text:style-name="P9"><text:tab/></text:p>
      <text:p text:style-name="P10"/>
      <text:p text:style-name="P10"><text:tab/></text:p>
      <text:p text:style-name="P7"/>
      <text:p text:style-name="P7"><text:tab/></text:p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05T17:51:33.866395154</meta:creation-date>
    <dc:date>2020-06-05T19:32:24.460545019</dc:date>
    <meta:editing-duration>PT29M21S</meta:editing-duration>
    <meta:editing-cycles>15</meta:editing-cycles>
    <meta:generator>LibreOffice/6.3.5.2$Linux_X86_64 LibreOffice_project/30$Build-2</meta:generator>
    <meta:document-statistic meta:table-count="0" meta:image-count="0" meta:object-count="0" meta:page-count="2" meta:paragraph-count="20" meta:word-count="405" meta:character-count="2730" meta:non-whitespace-character-count="2309"/>
  </office:meta>
</office:document-meta>
</file>